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de211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8399c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5387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983" draw:layer="" svg:width="150.00000000000pt" svg:height="100.00000000000pt"/>
          <draw:rect draw:style-name="gr3" draw:id="shape3" draw:name="rect984" draw:layer="" svg:width="75.33101200000pt" svg:height="50.00000000000pt"/>
          <draw:path draw:style-name="gr4" draw:id="shape4" draw:name="polygon1007" draw:layer="" svg:width="158.75268388411pt" svg:height="158.75268228030pt" draw:transform="matrix(0.25198412000 0.00000000000 0.00000000000 0.25198412000 17.82738099204pt 5.00706695252pt)" svg:viewBox="0 0 159 159" svg:d="M148.266 118.809L111.488 111.25L119.319 147.971L91.2485 123.036L79.6707 158.753L67.8282 123.122L39.9432 148.266L47.5023 111.488L10.7817 119.319L35.7168 91.2485L0 79.6707L35.63 67.8282L10.4872 39.9432L47.2648 47.5023L39.4331 10.7817L67.504 35.7168L79.0817 0L90.9242 35.63L118.809 10.4872L111.25 47.2648L147.971 39.4331L123.036 67.504L158.753 79.0817L123.122 90.9242Z" koffice:nodeTypes="ccccccccccccccccccccccccc"/>
          <draw:path draw:style-name="gr5" draw:id="shape5" draw:name="polygon1009" draw:layer="" svg:width="97.23373263202pt" svg:height="97.23373343298pt" draw:transform="matrix(0.25481139000 0.00000000000 0.00000000000 0.25413128000 25.27799012022pt 12.71563672572pt)" svg:viewBox="0 0 97 97" svg:d="M83.6895 84.5055L72.2223 90.6104L61.0464 97.2337L48.063 96.7871L35.0727 96.9351L24.052 90.0565L12.7282 83.6895L6.62331 72.2223L0 61.0464L0.446673 48.063L0.298663 35.0727L7.17721 24.052L13.5442 12.7282L25.0115 6.62331L36.1873 0L49.1707 0.446674L62.1611 0.298665L73.1816 7.17721L84.5055 13.5442L90.6104 25.0115L97.2337 36.1873L96.787 49.1707L96.9351 62.1611L90.0565 73.1816Z" koffice:nodeTypes="ccccccccccccccccccccccccc"/>
          <draw:path draw:style-name="gr4" draw:id="shape6" draw:name="path1011" draw:layer="" svg:width="80.81168294106pt" svg:height="80.84399479070pt" draw:transform="matrix(0.25198412000 0.00000000000 0.00000000000 0.25198412000 27.52084984385pt 14.92345383997pt)" svg:viewBox="0 0 81 81" svg:d="M80.8117 40.4219C80.8162 62.7452 62.7245 80.844 40.4058 80.844C18.0872 80.844 -0.00445166 62.7452 8.21667e-07 40.4219C-0.00445166 18.0988 18.0872 0 40.4058 0C62.7245 0 80.8162 18.0988 80.8117 40.4219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2:01</dc:date>
    <meta:creation-date>2011-05-22T06:11:15</meta:creation-date>
    <dc:creator>Yue Liu</dc:creator>
  </office:meta>
</office:document-meta>
</file>